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6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Tabelle1" table:style-name="ta1">
        <table:table-column table:style-name="co1" table:number-columns-repeated="2" table:default-cell-style-name="ce3"/>
        <table:table-column table:style-name="co2" table:default-cell-style-name="ce4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Dauer(h)</text:p>
          </table:table-cell>
          <table:table-cell table:style-name="ce1" office:value-type="string" calcext:value-type="string">
            <text:p>Was wurde gemacht ?</text:p>
          </table:table-cell>
          <table:table-cell table:style-name="ce1" table:number-columns-repeated="1021"/>
        </table:table-row>
        <table:table-row table:style-name="ro1">
          <table:table-cell table:style-name="ce2" office:value-type="date" office:date-value="2016-11-27" calcext:value-type="date">
            <text:p>27.11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-Repo aufgesetzt Projekt angeleg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1-28" calcext:value-type="date">
            <text:p>28.11.16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ftwarearchitektur festgeleg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4" calcext:value-type="date">
            <text:p>04.12.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nbank aufgebaut mit EF cor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4" calcext:value-type="date">
            <text:p>04.12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enbankmodelle als erste Version defini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7" calcext:value-type="date">
            <text:p>07.12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nittstelle als erste Version definiert 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8" calcext:value-type="date">
            <text:p>08.12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enbank mit Testdaten gefüll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16" calcext:value-type="date">
            <text:p>16.12.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nittstelle erste Version definiert ,Schnittstelle wurde zum teil implementiert , Unit Tests wurden hinzugefüg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17" calcext:value-type="date">
            <text:p>17.12.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Weitere Funktione implmenetiert , sowie Fehler behebung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date" office:date-value="2016-12-18" calcext:value-type="date">
            <text:p>18.12.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nbank wurde erweit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19" calcext:value-type="date">
            <text:p>19.12.16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Unnötige Daten entfernt , Einarbeitung Asp.core mit Datenbankverbindung und Testfunktione implementiert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date" office:date-value="2016-12-20" calcext:value-type="date">
            <text:p>20.12.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enabankmodelle an die Anforderungen angepasst,Testview und Testcontroller implementi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21" calcext:value-type="date">
            <text:p>21.12.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nbank an die Anforderungen angepasst , weitere Funktione wurden implementi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22" calcext:value-type="date">
            <text:p>22.12.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itere Änderung an den Datenbankmodelle durchgeführt und getestet , Schnittstelle wurde erweitert , Einige Fehler behoben (wo Daten nicht richtig persistiert werden) , weitere Funktione implementiert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.00.0000</text:date>, <text:time style:data-style-name="N2" text:time-value="19:54:30.53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6:40:06.645000000</meta:creation-date>
    <dc:date>2016-12-22T20:46:07.077000000</dc:date>
    <meta:editing-duration>PT28M26S</meta:editing-duration>
    <meta:editing-cycles>4</meta:editing-cycles>
    <meta:generator>LibreOffice/4.4.6.3$Windows_x86 LibreOffice_project/e8938fd3328e95dcf59dd64e7facd2c7d67c704d</meta:generator>
    <meta:document-statistic meta:table-count="1" meta:cell-count="42" meta:object-count="0"/>
  </office:meta>
</office:document-meta>
</file>